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1" style:family="table">
      <style:table-properties style:width="6.2979in" table:align="left" style:writing-mode="lr-tb"/>
    </style:style>
    <style:style style:name="Tabel1.A" style:family="table-column">
      <style:table-column-properties style:column-width="0.8472in"/>
    </style:style>
    <style:style style:name="Tabel1.B" style:family="table-column">
      <style:table-column-properties style:column-width="5.4507in"/>
    </style:style>
    <style:style style:name="Tabel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1.B1" style:family="table-cell">
      <style:table-cell-properties fo:padding="0.0382in" fo:border="0.0007in solid #000000"/>
    </style:style>
    <style:style style:name="Tabel1.A2" style:family="table-cell">
      <style:table-cell-properties fo:padding="0.0382in" fo:border-left="0.0007in solid #000000" fo:border-right="none" fo:border-top="none" fo:border-bottom="0.0007in solid #000000"/>
    </style:style>
    <style:style style:name="Tabel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</style:style>
    <style:style style:name="P6" style:family="paragraph" style:parent-style-name="Contents_20_Heading">
      <style:paragraph-properties fo:text-align="start" style:justify-single-word="false" fo:break-before="page"/>
    </style:style>
    <style:style style:name="P7" style:family="paragraph" style:parent-style-name="Contents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1465in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3055in"/>
          <style:tab-stop style:position="6.2929in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ProgrammaCode">
      <style:text-properties fo:language="en" fo:country="US" style:language-asian="en" style:country-asian="US"/>
    </style:style>
    <style:style style:name="P13" style:family="paragraph" style:parent-style-name="Standard" style:list-style-name="WW8Num38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 style:list-style-name="L2">
      <style:paragraph-properties>
        <style:tab-stops/>
      </style:paragraph-properties>
      <style:text-properties fo:font-style="italic" style:font-style-asian="italic" style:font-style-complex="italic"/>
    </style:style>
    <style:style style:name="P19" style:family="paragraph" style:parent-style-name="Standard" style:list-style-name="L2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2" style:family="paragraph" style:parent-style-name="ProgrammaCode">
      <style:paragraph-properties>
        <style:tab-stops/>
      </style:paragraph-properties>
    </style:style>
    <style:style style:name="P23" style:family="paragraph" style:parent-style-name="Standard">
      <style:paragraph-properties>
        <style:tab-stops/>
      </style:paragraph-properties>
    </style:style>
    <style:style style:name="P24" style:family="paragraph" style:parent-style-name="Standard">
      <style:paragraph-properties fo:break-before="page">
        <style:tab-stops/>
      </style:paragraph-properties>
    </style:style>
    <style:style style:name="P25" style:family="paragraph" style:parent-style-name="Standard" style:list-style-name="WW8Num30">
      <style:paragraph-properties fo:margin-left="0in" fo:margin-right="0in" fo:line-height="100%" fo:text-indent="0in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26" style:family="paragraph" style:parent-style-name="Header">
      <style:paragraph-properties>
        <style:tab-stops/>
      </style:paragraph-properties>
    </style:style>
    <style:style style:name="P27" style:family="paragraph" style:parent-style-name="Standard">
      <style:paragraph-properties>
        <style:tab-stops/>
      </style:paragraph-properties>
      <style:text-properties fo:language="en" fo:country="GB"/>
    </style:style>
    <style:style style:name="P28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29" style:family="paragraph" style:parent-style-name="Heading_20_2">
      <style:paragraph-properties>
        <style:tab-stops/>
      </style:paragraph-properties>
      <style:text-properties fo:language="en" fo:country="GB"/>
    </style:style>
    <style:style style:name="P30" style:family="paragraph" style:parent-style-name="Standard">
      <style:paragraph-properties style:text-autospace="none"/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P31" style:family="paragraph" style:parent-style-name="Standard">
      <style:paragraph-properties style:text-autospace="none"/>
      <style:text-properties style:font-name="Courier New1" fo:font-size="10pt" fo:language="nl" fo:country="NL" style:font-name-asian="Courier New1" style:font-size-asian="10pt" style:font-name-complex="Courier New1" style:font-size-complex="10pt"/>
    </style:style>
    <style:style style:name="P32" style:family="paragraph" style:parent-style-name="Standard">
      <style:paragraph-properties fo:text-align="center" style:justify-single-word="false" style:text-autospace="none"/>
      <style:text-properties style:font-name="Arial" fo:font-size="11pt" fo:language="nl" fo:country="NL" style:font-name-asian="Courier New1" style:font-size-asian="11pt" style:font-name-complex="Courier New1" style:font-size-complex="11pt"/>
    </style:style>
    <style:style style:name="P33" style:family="paragraph" style:parent-style-name="Standard">
      <style:paragraph-properties style:text-autospace="none"/>
      <style:text-properties style:font-name="Arial" fo:font-size="11pt" fo:language="en" fo:country="US" style:font-name-asian="Courier New1" style:font-size-asian="11pt" style:font-name-complex="Courier New1" style:font-size-complex="11pt"/>
    </style:style>
    <style:style style:name="P34" style:family="paragraph" style:parent-style-name="Standard">
      <style:paragraph-properties style:text-autospace="none"/>
    </style:style>
    <style:style style:name="P35" style:family="paragraph" style:parent-style-name="Heading_20_1">
      <style:paragraph-properties>
        <style:tab-stops/>
      </style:paragraph-properties>
      <style:text-properties fo:language="en" fo:country="GB"/>
    </style:style>
    <style:style style:name="P36" style:family="paragraph" style:parent-style-name="Standard" style:list-style-name="WW8Num28">
      <style:paragraph-properties fo:margin-left="0in" fo:margin-right="0in" fo:text-indent="0in" style:auto-text-indent="false">
        <style:tab-stops/>
      </style:paragraph-properties>
    </style:style>
    <style:style style:name="P37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38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6.0217in" svg:height="4.5327in" draw:z-index="19"><draw:image xlink:href="Pictures/10000000000002B2000001DE8914390D.png" xlink:type="simple" xlink:show="embed" xlink:actuate="onLoad"/></draw:frame></text:p>
      <text:p text:style-name="P3">Pan version 3.0</text:p>
      <text:p text:style-name="P2"/>
      <text:p text:style-name="P3"/>
      <text:p text:style-name="P4">© 2001 - 2007 Pentaho</text:p>
      <text:p text:style-name="P4"/>
      <text:p text:style-name="P4"/>
      <text:p text:style-name="P4">http://www.pentaho.org</text:p>
      <text:p text:style-name="P5"/>
      <text:p text:style-name="P6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7">1 Pan<text:tab/>3</text:p>
          <text:p text:style-name="P8">1.1 What is Pan?<text:tab/>3</text:p>
          <text:p text:style-name="P8">1.2 Installation<text:tab/>3</text:p>
          <text:p text:style-name="P8">1.3 Launching Pan<text:tab/>3</text:p>
          <text:p text:style-name="P8">1.4 Command line options<text:tab/>4</text:p>
          <text:p text:style-name="P8">1.5 Path<text:tab/>7</text:p>
          <text:p text:style-name="P8">1.6 Run a transformation from file<text:tab/>7</text:p>
          <text:p text:style-name="P8">1.7 Run a transformation from Repository<text:tab/>8</text:p>
          <text:p text:style-name="P8">1.8 Redirecting output<text:tab/>8</text:p>
          <text:p text:style-name="P8">1.9 Return codes<text:tab/>8</text:p>
          <text:p text:style-name="P7">2 Scheduling<text:tab/>9</text:p>
          <text:p text:style-name="P8">2.1 Schedule a transformation on windows<text:tab/>9</text:p>
          <text:p text:style-name="P8">2.2 Schedule a transformation on Unix<text:tab/>9</text:p>
          <text:p text:style-name="P7">3 License<text:tab/>11</text:p>
          <text:p text:style-name="P8">3.1 Short version<text:tab/>11</text:p>
          <text:p text:style-name="P8">3.2 Complete text<text:tab/>11</text:p>
        </text:index-body>
      </text:table-of-content>
      <text:p text:style-name="P9"/>
      <text:p text:style-name="Standard"/>
      <text:p text:style-name="Standard"/>
      <text:h text:style-name="P10" text:outline-level="1"><text:s/>Pan</text:h>
      <text:h text:style-name="P11" text:outline-level="2"><text:s/>What is Pan?</text:h>
      <text:p text:style-name="Standard">Pan is a program that can execute transformations designed by Spoon in XML or in a database repository. <text:s/>Usually transformations are scheduled in batch mode to be run automatically at regular intervals.</text:p>
      <text:p text:style-name="Standard"/>
      <text:h text:style-name="P11" text:outline-level="2"><text:s/>Installation</text:h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3.0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12"/>
      <text:p text:style-name="P12">cd Kettle</text:p>
      <text:p text:style-name="P12">chmod +x *.sh</text:p>
      <text:p text:style-name="P12"/>
      <text:p text:style-name="Standard"/>
      <text:h text:style-name="P11" text:outline-level="2"><text:s/>Launching Pan</text:h>
      <text:p text:style-name="Standard">To launch Pan on the different platforms these are the scripts that are provided:</text:p>
      <text:p text:style-name="Standard"/>
      <text:list text:style-name="WW8Num38">
        <text:list-item>
          <text:p text:style-name="P13">Pan.bat: <text:tab/><text:tab/>run Pan on the Windows platform.</text:p>
        </text:list-item>
        <text:list-item>
          <text:p text:style-name="P13">pan.sh: <text:tab/><text:tab/>run Pan on Unix platforms and OSX</text:p>
          <text:p text:style-name="P13"/>
        </text:list-item>
      </text:list>
      <text:p text:style-name="Standard">Pan can be run on any platform that has a version of the Java Runtime Environment version 1.4 or higher.</text:p>
      <text:p text:style-name="P14"/>
      <text:h text:style-name="Heading_20_2" text:outline-level="2"><text:span text:style-name="T1"><text:s/>Command line o</text:span><text:span text:style-name="T2">ptions</text:span></text:h>
      <text:p text:style-name="Standard">These are the command line options that you can use. </text:p>
      <text:p text:style-name="P15"/>
      <text:p text:style-name="P16"><text:span text:style-name="T3">IMPORTANT NOTES</text:span>: </text:p>
      <text:list text:style-name="L2">
        <text:list-item>
          <text:p text:style-name="P17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17">Fields in italic represent the values that the options use.</text:p>
        </text:list-item>
        <text:list-item>
          <text:p text:style-name="P18">It’s important that if spaces are present in the option values, you use quotes or double quotes to keep them together. Take a look at the examples below for more info.</text:p>
          <text:p text:style-name="P19"/>
        </text:list-item>
      </text:list>
      <text:p text:style-name="ProgrammaCode">/option:<text:span text:style-name="T4">value</text:span></text:p>
      <text:p text:style-name="P16"/>
      <text:p text:style-name="P20">Below are the valid options.</text:p>
      <text:p text:style-name="Standard"/>
      <text:list text:style-name="L3">
        <text:list-item>
          <text:p text:style-name="P21">Display version information</text:p>
        </text:list-item>
      </text:list>
      <text:p text:style-name="Standard"/>
      <text:p text:style-name="P22">-<text:span text:style-name="T4">version</text:span></text:p>
      <text:p text:style-name="P23"/>
      <text:p text:style-name="P23">This option displays the version of the Kettle core library (kettle.jar).</text:p>
      <text:p text:style-name="P23">The build version number and build date are shown as well.</text:p>
      <text:p text:style-name="P23"/>
      <text:list text:style-name="L3" text:continue-numbering="true">
        <text:list-item>
          <text:p text:style-name="P21">Launch XML File</text:p>
        </text:list-item>
      </text:list>
      <text:p text:style-name="Standard"/>
      <text:p text:style-name="P22">-file=<text:span text:style-name="T4">filename</text:span></text:p>
      <text:p text:style-name="P23"/>
      <text:p text:style-name="P23">This option runs the transformation defined in the XML file. <text:s/>(.ktr : Kettle Transformation)</text:p>
      <text:p text:style-name="P23"/>
      <text:list text:style-name="L3" text:continue-numbering="true">
        <text:list-item>
          <text:p text:style-name="P21">Set the logging file</text:p>
        </text:list-item>
      </text:list>
      <text:p text:style-name="P23"/>
      <text:p text:style-name="P22">-log=<text:span text:style-name="T4">Logging Filename</text:span></text:p>
      <text:p text:style-name="P23"/>
      <text:p text:style-name="P23">Specifies the log file. <text:s/>The default is the standard output.</text:p>
      <text:p text:style-name="P23"/>
      <text:p text:style-name="P24"/>
      <text:list text:style-name="L3" text:continue-numbering="true">
        <text:list-item>
          <text:p text:style-name="P21">Set the logging level</text:p>
        </text:list-item>
      </text:list>
      <text:p text:style-name="P23"/>
      <text:p text:style-name="P22">-level=<text:span text:style-name="T4">Logging Level</text:span></text:p>
      <text:p text:style-name="P23"/>
      <text:p text:style-name="P23">The level option sets the log level for the transformation that’s being run.</text:p>
      <text:p text:style-name="P23">These are the possible values:</text:p>
      <text:p text:style-name="P23"/>
      <text:list text:style-name="WW8Num30">
        <text:list-item>
          <text:p text:style-name="P25">Error:<text:tab/><text:tab/>Only show errors</text:p>
        </text:list-item>
        <text:list-item>
          <text:p text:style-name="P25">Nothing:<text:tab/><text:tab/>Don’t show any output</text:p>
        </text:list-item>
        <text:list-item>
          <text:p text:style-name="P25">Minimal:<text:tab/><text:tab/>Only use minimal logging</text:p>
        </text:list-item>
        <text:list-item>
          <text:p text:style-name="P25">Basic:<text:tab/><text:tab/>This is the default basic logging level</text:p>
        </text:list-item>
        <text:list-item>
          <text:p text:style-name="P25">Detailed:<text:tab/>Give detailed logging output</text:p>
        </text:list-item>
        <text:list-item>
          <text:p text:style-name="P25">Debug:<text:tab/><text:tab/>For debugging purposes, very detailed output.</text:p>
        </text:list-item>
        <text:list-item>
          <text:p text:style-name="P25">Rowlevel:<text:tab/>Logging at a row level, this can generate a lot of data.</text:p>
        </text:list-item>
      </text:list>
      <text:p text:style-name="P26"/>
      <text:list text:style-name="L3" text:continue-numbering="true">
        <text:list-item>
          <text:p text:style-name="P21">Choose a repository</text:p>
        </text:list-item>
      </text:list>
      <text:p text:style-name="P23"/>
      <text:p text:style-name="P22">-rep=<text:span text:style-name="T4">Repository name</text:span></text:p>
      <text:p text:style-name="P26"/>
      <text:p text:style-name="P23">Connect to the repository with name “<text:span text:style-name="T4">Repository name</text:span>”.</text:p>
      <text:p text:style-name="P23">You also need to specify the options –user, –pass and –trans.</text:p>
      <text:p text:style-name="P23">You can also specify this option in the form of environment variable KETTLE_REPOSITORY.</text:p>
      <text:p text:style-name="P23"/>
      <text:list text:style-name="L3" text:continue-numbering="true">
        <text:list-item>
          <text:p text:style-name="P21">Set the repository user name</text:p>
        </text:list-item>
      </text:list>
      <text:p text:style-name="P23"/>
      <text:p text:style-name="P22">-user=<text:span text:style-name="T4">Username</text:span></text:p>
      <text:p text:style-name="P26"/>
      <text:p text:style-name="P26">This is the username with which you want to connect to the repository.</text:p>
      <text:p text:style-name="P23">You can also specify this option in the form of environment variable KETTLE_USER.</text:p>
      <text:p text:style-name="P23"/>
      <text:list text:style-name="L3" text:continue-numbering="true">
        <text:list-item>
          <text:p text:style-name="P21">Set the repository password</text:p>
        </text:list-item>
      </text:list>
      <text:p text:style-name="P23"/>
      <text:p text:style-name="P22">-pass=<text:span text:style-name="T4">Password</text:span></text:p>
      <text:p text:style-name="P23"/>
      <text:p text:style-name="P26">The password to use to connect to the repository</text:p>
      <text:p text:style-name="P23">You can also specify this option in the form of environment variable KETTLE_PASSWORD.</text:p>
      <text:p text:style-name="P23"/>
      <text:list text:style-name="L3" text:continue-numbering="true">
        <text:list-item>
          <text:p text:style-name="P21">Select the repository transformation to run</text:p>
        </text:list-item>
      </text:list>
      <text:p text:style-name="P23"/>
      <text:p text:style-name="P22">-trans=<text:span text:style-name="T4">Transformation Name</text:span></text:p>
      <text:p text:style-name="P23"/>
      <text:p text:style-name="P26">Use this option to select the transformation to run from the repository</text:p>
      <text:p text:style-name="P23"/>
      <text:p text:style-name="P24"/>
      <text:list text:style-name="L3" text:continue-numbering="true">
        <text:list-item>
          <text:p text:style-name="P21">List the directories in the repository </text:p>
        </text:list-item>
      </text:list>
      <text:p text:style-name="P23"/>
      <text:p text:style-name="P22">-listdir=<text:span text:style-name="T4">Y</text:span></text:p>
      <text:p text:style-name="P23"/>
      <text:p text:style-name="P26">Print a listing of all the sub-directories in the repository directory specified with the option “-dir”.</text:p>
      <text:p text:style-name="P23"/>
      <text:list text:style-name="L3" text:continue-numbering="true">
        <text:list-item>
          <text:p text:style-name="P21"><text:s/>Set the repository directory</text:p>
        </text:list-item>
      </text:list>
      <text:p text:style-name="P23"/>
      <text:p text:style-name="P22">-dir=<text:span text:style-name="T4">directory</text:span></text:p>
      <text:p text:style-name="P23"/>
      <text:p text:style-name="P26">Specifies the directory in the repository to use. <text:s/>Repository directories are specified like this:</text:p>
      <text:p text:style-name="P26">The root directory: <text:tab/><text:tab/>/</text:p>
      <text:p text:style-name="P26">A subdirectory:<text:tab/><text:tab/>/production/Dimensions/</text:p>
      <text:p text:style-name="P26">From version 2.2.2 on, a / (slash) is used to separate directories on all platforms.</text:p>
      <text:p text:style-name="P26"/>
      <text:list text:style-name="L3" text:continue-numbering="true">
        <text:list-item>
          <text:p text:style-name="P21"><text:s/>List the repository transformations</text:p>
        </text:list-item>
      </text:list>
      <text:p text:style-name="P23"/>
      <text:p text:style-name="P22">-listtrans=<text:span text:style-name="T4">Y</text:span></text:p>
      <text:p text:style-name="P23"/>
      <text:p text:style-name="P26">Show a list of all the transformations in the repository directory specified with the option “-dir”.</text:p>
      <text:p text:style-name="P23"/>
      <text:list text:style-name="L3" text:continue-numbering="true">
        <text:list-item>
          <text:p text:style-name="P21"><text:s/>List the available repositories</text:p>
        </text:list-item>
      </text:list>
      <text:p text:style-name="P23"/>
      <text:p text:style-name="P22">-listrep=<text:span text:style-name="T4">Y</text:span></text:p>
      <text:p text:style-name="P23"/>
      <text:p text:style-name="P26">Print a listing of all the defined repositories.</text:p>
      <text:p text:style-name="P23"/>
      <text:list text:style-name="L3" text:continue-numbering="true">
        <text:list-item>
          <text:p text:style-name="P21"><text:s/>Export the complete repository</text:p>
        </text:list-item>
      </text:list>
      <text:p text:style-name="P23"/>
      <text:p text:style-name="P22">-exprep=<text:span text:style-name="T4">filename.xml</text:span></text:p>
      <text:p text:style-name="P27"/>
      <text:p text:style-name="P27">This options exports the complete repository to a single XML file.</text:p>
      <text:p text:style-name="P27">To restore this file to a repository, please use the Repository Explorer in Spoon or Chef.</text:p>
      <text:p text:style-name="P27">See the documentation of Spoon or Chef for more information.</text:p>
      <text:p text:style-name="P27"/>
      <text:list text:style-name="L3" text:continue-numbering="true">
        <text:list-item>
          <text:p text:style-name="P21"><text:s/>Don't log in to the repository</text:p>
        </text:list-item>
      </text:list>
      <text:p text:style-name="P23"/>
      <text:p text:style-name="P22">-norep=<text:span text:style-name="T4">Y</text:span></text:p>
      <text:p text:style-name="P27"/>
      <text:p text:style-name="P27">If you have set environment variables KETTLE_REPOSITORY, KETTLE_USER, KETTLE_PASSWORD, you can prevent Pan from logging into the repository. For example if you want to launch a transformation from an XML file.</text:p>
      <text:p text:style-name="P27"/>
      <text:p text:style-name="P28"/>
      <text:h text:style-name="P29" text:outline-level="2"><text:s/>Path</text:h>
      <text:p text:style-name="P23">Please make sure that you are positioned in the Kettle directory before running the samples below. <text:s/>If you put these scripts into a batch file or shell script, simply do a change directory to the installation directory:</text:p>
      <text:p text:style-name="P23"/>
      <text:p text:style-name="P23">If Kettle was installed on windows on the D:\ drive</text:p>
      <text:p text:style-name="P23"/>
      <text:p text:style-name="P22"/>
      <text:p text:style-name="P22">D:</text:p>
      <text:p text:style-name="P22">cd \Kettle</text:p>
      <text:p text:style-name="P22"/>
      <text:p text:style-name="P23"/>
      <text:p text:style-name="P23">If Kettle was installed in the /product directory on a Unix system:</text:p>
      <text:p text:style-name="P23"/>
      <text:p text:style-name="P22"/>
      <text:p text:style-name="P22">cd /product/Kettle/</text:p>
      <text:p text:style-name="P22"/>
      <text:p text:style-name="P23"/>
      <text:h text:style-name="P29" text:outline-level="2"><text:s/>Run a transformation from file</text:h>
      <text:p text:style-name="P23">This example runs a transformation from file on a windows platform:</text:p>
      <text:p text:style-name="P23"/>
      <text:p text:style-name="P22"/>
      <text:p text:style-name="P22">pan.bat /file:”D:\Transformations\Customer Dimension.ktr” /level:Basic</text:p>
      <text:p text:style-name="P22"/>
      <text:p text:style-name="P23"/>
      <text:p text:style-name="P23">This example runs a transformation from file on a Linux box:</text:p>
      <text:p text:style-name="P23"/>
      <text:p text:style-name="P22"/>
      <text:p text:style-name="P22">pan.sh –file=“/PRD/Customer Dimension.ktr” –level=Minimal</text:p>
      <text:p text:style-name="P22"/>
      <text:p text:style-name="P24"/>
      <text:h text:style-name="P29" text:outline-level="2"><text:s/>Run a transformation from Repository</text:h>
      <text:p text:style-name="P23">This example runs a transformation from the repository on a windows platform:</text:p>
      <text:p text:style-name="P23">(Enter on a single line without returns…)</text:p>
      <text:p text:style-name="P23"/>
      <text:p text:style-name="P22"/>
      <text:p text:style-name="P22">pan.bat /rep:“Production Repository” </text:p>
      <text:p text:style-name="P22"><text:s text:c="8"/>/trans:”update Customer Dimension”</text:p>
      <text:p text:style-name="P22"><text:tab/> <text:s/>/dir:/Dimensions/</text:p>
      <text:p text:style-name="P22"><text:s text:c="8"/>/user:matt</text:p>
      <text:p text:style-name="P22"><text:s text:c="8"/>/pass:somepassword123</text:p>
      <text:p text:style-name="P22"><text:s text:c="8"/>/level:Basic</text:p>
      <text:p text:style-name="P22"/>
      <text:p text:style-name="P23"/>
      <text:h text:style-name="P29" text:outline-level="2"><text:s/>Redirecting output</text:h>
      <text:p text:style-name="P23">If you don’t want the output of the file to appear on the screen but rather be put into a log file, you can use redirection.</text:p>
      <text:p text:style-name="P23"/>
      <text:p text:style-name="P23">This example adds the Pan output to an ever-growing log file:</text:p>
      <text:p text:style-name="P23"/>
      <text:p text:style-name="P22"/>
      <text:p text:style-name="P22">pan.sh –file=“/PRD/trans.ktr” –level=Minimal &gt;&gt; /LOG/trans.log</text:p>
      <text:p text:style-name="P22"/>
      <text:p text:style-name="P23"/>
      <text:p text:style-name="P23">This example writes the Pan output to a file that gets overwritten every time:</text:p>
      <text:p text:style-name="P23"/>
      <text:p text:style-name="P22"/>
      <text:p text:style-name="P22">pan.bat /file:C:\PRD\trans.ktr /level:Basic &gt; C:\LOG\trans.log</text:p>
      <text:p text:style-name="P22"/>
      <text:p text:style-name="P23"/>
      <text:h text:style-name="P29" text:outline-level="2"><text:s/>Return codes</text:h>
      <text:p text:style-name="P30"><text:span text:style-name="T5">Pan returns an error code based on how the execution went</text:span>:</text:p>
      <text:p text:style-name="P31"/>
      <table:table table:name="Tabel1" table:style-name="Tabel1">
        <table:table-column table:style-name="Tabel1.A"/>
        <table:table-column table:style-name="Tabel1.B"/>
        <table:table-header-rows>
          <table:table-row>
            <table:table-cell table:style-name="Tabel1.A1" office:value-type="string">
              <text:p text:style-name="P32">0</text:p>
            </table:table-cell>
            <table:table-cell table:style-name="Tabel1.B1" office:value-type="string">
              <text:p text:style-name="P33">The transformation ran without a problem.</text:p>
            </table:table-cell>
          </table:table-row>
        </table:table-header-rows>
        <table:table-row>
          <table:table-cell table:style-name="Tabel1.A2" office:value-type="string">
            <text:p text:style-name="P32">1</text:p>
          </table:table-cell>
          <table:table-cell table:style-name="Tabel1.B2" office:value-type="string">
            <text:p text:style-name="P33">Errors occurred during processing</text:p>
          </table:table-cell>
        </table:table-row>
        <table:table-row>
          <table:table-cell table:style-name="Tabel1.A2" office:value-type="string">
            <text:p text:style-name="P32">2</text:p>
          </table:table-cell>
          <table:table-cell table:style-name="Tabel1.B2" office:value-type="string">
            <text:p text:style-name="P33">An unexpected error occurred during loading / running of the transformation</text:p>
          </table:table-cell>
        </table:table-row>
        <table:table-row>
          <table:table-cell table:style-name="Tabel1.A2" office:value-type="string">
            <text:p text:style-name="P32">3</text:p>
          </table:table-cell>
          <table:table-cell table:style-name="Tabel1.B2" office:value-type="string">
            <text:p text:style-name="P33">Unable to prepare and initialize this transformation</text:p>
          </table:table-cell>
        </table:table-row>
        <table:table-row>
          <table:table-cell table:style-name="Tabel1.A2" office:value-type="string">
            <text:p text:style-name="P32">7</text:p>
          </table:table-cell>
          <table:table-cell table:style-name="Tabel1.B2" office:value-type="string">
            <text:p text:style-name="P33">The transformation couldn't be loaded from XML or the Repository</text:p>
          </table:table-cell>
        </table:table-row>
        <table:table-row>
          <table:table-cell table:style-name="Tabel1.A2" office:value-type="string">
            <text:p text:style-name="P32">8</text:p>
          </table:table-cell>
          <table:table-cell table:style-name="Tabel1.B2" office:value-type="string">
            <text:p text:style-name="P33">Error loading steps or plugins (error in loading one of the plugins mostly)</text:p>
          </table:table-cell>
        </table:table-row>
        <table:table-row>
          <table:table-cell table:style-name="Tabel1.A2" office:value-type="string">
            <text:p text:style-name="P32">9</text:p>
          </table:table-cell>
          <table:table-cell table:style-name="Tabel1.B2" office:value-type="string">
            <text:p text:style-name="P33">Command line usage printing</text:p>
          </table:table-cell>
        </table:table-row>
      </table:table>
      <text:p text:style-name="P34"/>
      <text:h text:style-name="P35" text:outline-level="1"><text:s/>Scheduling</text:h>
      <text:h text:style-name="P29" text:outline-level="2"><text:s/>Schedule a transformation on windows</text:h>
      <text:p text:style-name="P23">The best way to go at it is to test the command first at the dos prompt.</text:p>
      <text:p text:style-name="P23">Then you can use the windows scheduler to launch this command.</text:p>
      <text:p text:style-name="P23">Windows versions since Windows 2000 have a GUI for doing this accessible through the control panel. <text:s/>However it’s also possible to use the command line to do this:</text:p>
      <text:p text:style-name="P23"/>
      <text:p text:style-name="P22"/>
      <text:p text:style-name="P22">at 23:30 /every:Monday,Wednesday,Friday "D:\update_dimensions.bat"</text:p>
      <text:p text:style-name="P22"/>
      <text:p text:style-name="P23"/>
      <text:p text:style-name="P23">To see a list of the scheduled commands simply type:</text:p>
      <text:p text:style-name="P23"/>
      <text:p text:style-name="P22"/>
      <text:p text:style-name="P22">at</text:p>
      <text:p text:style-name="P22"/>
      <text:p text:style-name="P23"/>
      <text:h text:style-name="P29" text:outline-level="2"><text:s/>Schedule a transformation on Unix</text:h>
      <text:p text:style-name="P23">First create a shell script that runs all the transformations you need. <text:s/>Then you can schedule this script to run.</text:p>
      <text:p text:style-name="P23">On Unix like systems the easiest way to schedule a command is by using the “cron table”. <text:s/>You can do this by entering the following command:</text:p>
      <text:p text:style-name="P23"/>
      <text:p text:style-name="P22"/>
      <text:p text:style-name="P22">crontab –e</text:p>
      <text:p text:style-name="P22"/>
      <text:p text:style-name="P23"/>
      <text:p text:style-name="P23">Then you can enter the time at which the command needs to be run as well as the command on a single line in the text file that is presented.</text:p>
      <text:p text:style-name="P23">The first options are:</text:p>
      <text:p text:style-name="P26"/>
      <text:list text:style-name="WW8Num28">
        <text:list-item>
          <text:p text:style-name="P36">Minute:<text:tab/><text:tab/>The minute of the hour, 0-59</text:p>
        </text:list-item>
        <text:list-item>
          <text:p text:style-name="P36">Hour:<text:tab/><text:tab/>The hour of the day, 0-23</text:p>
        </text:list-item>
        <text:list-item>
          <text:p text:style-name="P36">Month day:<text:tab/>The day of the month, 1-31</text:p>
        </text:list-item>
        <text:list-item>
          <text:p text:style-name="P36">Month:<text:tab/><text:tab/>The month of the year, 1-12</text:p>
        </text:list-item>
        <text:list-item>
          <text:p text:style-name="P36">Weekday:<text:tab/><text:tab/>The day of the week, 0-6, 0=Sunday</text:p>
        </text:list-item>
      </text:list>
      <text:p text:style-name="P23"/>
      <text:p text:style-name="P23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23"/>
      <text:p text:style-name="P23">So, if you want to update the dimensions every hour, at 15 and 45 minutes past the hour during the weekdays, you might enter these lines in a crontab:</text:p>
      <text:p text:style-name="P23"/>
      <text:p text:style-name="P22">#</text:p>
      <text:p text:style-name="P22"># Launches the update of the dimensions in the warehouse</text:p>
      <text:p text:style-name="P22">#</text:p>
      <text:p text:style-name="P22">15,45 * * * 1-5 /PROD/update_dimensions.sh</text:p>
      <text:p text:style-name="P22">#</text:p>
      <text:p text:style-name="P23"/>
      <text:p text:style-name="P23"/>
      <text:p text:style-name="P23"/>
      <text:p text:style-name="P23"/>
      <text:p text:style-name="P23"/>
      <text:h text:style-name="P37" text:outline-level="1"><text:s/>License</text:h>
      <text:h text:style-name="P29" text:outline-level="2"><text:s/>Short version</text:h>
      <text:p text:style-name="P20">Starting with version 2.2.0 Kettle is released into the public domain under the LGPL license.</text:p>
      <text:p text:style-name="P20">Please refer to the complete text of this license in the next paragraph.</text:p>
      <text:p text:style-name="P20"/>
      <text:p text:style-name="P38">Copyright (C) 2007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h text:style-name="P29" text:outline-level="2"><text:s/>Complete text</text:h>
      <text:p text:style-name="P27"/>
      <text:p text:style-name="Standard"><text:tab/><text:tab/> <text:s/><text:span text:style-name="T6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27"><text:span text:style-name="T6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nl" fo:country="NL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fo:text-indent="0in" style:auto-text-indent="false"/>
    </style:style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835in" fo:text-indent="0in" style:auto-text-indent="false" fo:break-before="page" fo:padding-left="0in" fo:padding-right="0in" fo:padding-top="0in" fo:padding-bottom="0.0138in" fo:border-left="none" fo:border-right="none" fo:border-top="none" fo:border-bottom="0.0008in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in" fo:margin-right="0in" fo:text-indent="0in" style:auto-text-indent="false" fo:break-before="auto" fo:break-after="auto" fo:padding="0in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in" fo:margin-right="0in" fo:text-indent="0in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in" fo:margin-right="0in" fo:text-indent="0in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in" fo:margin-right="0in" fo:text-indent="0in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text-align="center" style:justify-single-word="false" fo:text-indent="0in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text-align="center" style:justify-single-word="false" fo:text-indent="0in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1528in" fo:margin-right="0in" fo:text-indent="-0.1528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055in" fo:margin-right="0in" fo:text-indent="-0.1528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4583in" fo:margin-right="0in" fo:text-indent="-0.1528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528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05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text-indent="0in" style:auto-text-indent="false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1972in" fo:margin-right="0.1972in" fo:text-align="justify" style:justify-single-word="false" fo:hyphenation-ladder-count="no-limit" fo:text-indent="0in" style:auto-text-indent="false" fo:background-color="#ffffbf" fo:padding-left="0.0555in" fo:padding-right="0.0555in" fo:padding-top="0.0138in" fo:padding-bottom="0.0138in" fo:border="0.0008in solid #000000" style:shadow="#000000 0.0008in 0.0008in">
        <style:tab-stops>
          <style:tab-stop style:position="0in"/>
          <style:tab-stop style:position="0.1965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  <style:tab-stop style:position="1.378in"/>
          <style:tab-stop style:position="1.5752in"/>
          <style:tab-stop style:position="1.7717in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2.9528in" fo:margin-right="0in" fo:text-indent="0in" style:auto-text-indent="false"/>
    </style:style>
    <style:style style:name="WW-Berichtkop" style:family="paragraph" style:parent-style-name="Standard">
      <style:paragraph-properties fo:margin-left="0.7874in" fo:margin-right="0in" fo:text-indent="-0.7874in" style:auto-text-indent="false" fo:background-color="#cccccc" fo:padding="0.0138in" fo:border="0.0008in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WW-Bronvermelding" style:family="paragraph" style:parent-style-name="Standard" style:next-style-name="Standard">
      <style:paragraph-properties fo:margin-left="0.1528in" fo:margin-right="0in" fo:text-indent="-0.1528in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0.611in" fo:margin-right="0in" fo:text-indent="-0.1528in" style:auto-text-indent="false"/>
    </style:style>
    <style:style style:name="WW-Index_20_5" style:display-name="WW-Index 5" style:family="paragraph" style:parent-style-name="Standard" style:next-style-name="Standard">
      <style:paragraph-properties fo:margin-left="0.7638in" fo:margin-right="0in" fo:text-indent="-0.1528in" style:auto-text-indent="false"/>
    </style:style>
    <style:style style:name="WW-Index_20_6" style:display-name="WW-Index 6" style:family="paragraph" style:parent-style-name="Standard" style:next-style-name="Standard">
      <style:paragraph-properties fo:margin-left="0.9165in" fo:margin-right="0in" fo:text-indent="-0.1528in" style:auto-text-indent="false"/>
    </style:style>
    <style:style style:name="WW-Index_20_7" style:display-name="WW-Index 7" style:family="paragraph" style:parent-style-name="Standard" style:next-style-name="Standard">
      <style:paragraph-properties fo:margin-left="1.0693in" fo:margin-right="0in" fo:text-indent="-0.1528in" style:auto-text-indent="false"/>
    </style:style>
    <style:style style:name="WW-Index_20_8" style:display-name="WW-Index 8" style:family="paragraph" style:parent-style-name="Standard" style:next-style-name="Standard">
      <style:paragraph-properties fo:margin-left="1.222in" fo:margin-right="0in" fo:text-indent="-0.1528in" style:auto-text-indent="false"/>
    </style:style>
    <style:style style:name="WW-Index_20_9" style:display-name="WW-Index 9" style:family="paragraph" style:parent-style-name="Standard" style:next-style-name="Standard">
      <style:paragraph-properties fo:margin-left="1.3752in" fo:margin-right="0in" fo:text-indent="-0.1528in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0835in" fo:margin-bottom="0in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3929in" fo:margin-right="0in" fo:text-indent="-0.1965in" style:auto-text-indent="false"/>
    </style:style>
    <style:style style:name="WW-Lijst_20_3" style:display-name="WW-Lijst 3" style:family="paragraph" style:parent-style-name="Standard">
      <style:paragraph-properties fo:margin-left="0.5898in" fo:margin-right="0in" fo:text-indent="-0.1965in" style:auto-text-indent="false"/>
    </style:style>
    <style:style style:name="WW-Lijst_20_4" style:display-name="WW-Lijst 4" style:family="paragraph" style:parent-style-name="Standard">
      <style:paragraph-properties fo:margin-left="0.7862in" fo:margin-right="0in" fo:text-indent="-0.1965in" style:auto-text-indent="false"/>
    </style:style>
    <style:style style:name="WW-Lijst_20_5" style:display-name="WW-Lijst 5" style:family="paragraph" style:parent-style-name="Standard">
      <style:paragraph-properties fo:margin-left="0.9827in" fo:margin-right="0in" fo:text-indent="-0.1965in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in" fo:margin-right="0in" fo:text-indent="0in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in" fo:margin-right="0in" fo:text-indent="0in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in" fo:margin-right="0in" fo:text-indent="0in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in" fo:margin-right="0in" fo:text-indent="0in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in" fo:margin-right="0in" fo:text-indent="0in" style:auto-text-indent="false"/>
    </style:style>
    <style:style style:name="WW-Lijstnummering" style:family="paragraph" style:parent-style-name="Standard" style:list-style-name="WW8Num9">
      <style:paragraph-properties fo:margin-left="0in" fo:margin-right="0in" fo:text-indent="0in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in" fo:margin-right="0in" fo:text-indent="0in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in" fo:margin-right="0in" fo:text-indent="0in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in" fo:margin-right="0in" fo:text-indent="0in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in" fo:margin-right="0in" fo:text-indent="0in" style:auto-text-indent="false"/>
    </style:style>
    <style:style style:name="WW-Lijstvoortzetting" style:family="paragraph" style:parent-style-name="Standard">
      <style:paragraph-properties fo:margin-left="0.1965in" fo:margin-right="0in" fo:margin-top="0in" fo:margin-bottom="0.0835in" fo:text-indent="0in" style:auto-text-indent="false"/>
    </style:style>
    <style:style style:name="WW-Lijstvoortzetting_20_2" style:display-name="WW-Lijstvoortzetting 2" style:family="paragraph" style:parent-style-name="Standard">
      <style:paragraph-properties fo:margin-left="0.3929in" fo:margin-right="0in" fo:margin-top="0in" fo:margin-bottom="0.0835in" fo:text-indent="0in" style:auto-text-indent="false"/>
    </style:style>
    <style:style style:name="WW-Lijstvoortzetting_20_3" style:display-name="WW-Lijstvoortzetting 3" style:family="paragraph" style:parent-style-name="Standard">
      <style:paragraph-properties fo:margin-left="0.5898in" fo:margin-right="0in" fo:margin-top="0in" fo:margin-bottom="0.0835in" fo:text-indent="0in" style:auto-text-indent="false"/>
    </style:style>
    <style:style style:name="WW-Lijstvoortzetting_20_4" style:display-name="WW-Lijstvoortzetting 4" style:family="paragraph" style:parent-style-name="Standard">
      <style:paragraph-properties fo:margin-left="0.7862in" fo:margin-right="0in" fo:margin-top="0in" fo:margin-bottom="0.0835in" fo:text-indent="0in" style:auto-text-indent="false"/>
    </style:style>
    <style:style style:name="WW-Lijstvoortzetting_20_5" style:display-name="WW-Lijstvoortzetting 5" style:family="paragraph" style:parent-style-name="Standard">
      <style:paragraph-properties fo:margin-left="0.9827in" fo:margin-right="0in" fo:margin-top="0in" fo:margin-bottom="0.0835in" fo:text-indent="0in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in" fo:margin-bottom="0.0835in" fo:line-height="200%"/>
    </style:style>
    <style:style style:name="WW-Platte_20_tekst_20_3" style:display-name="WW-Platte teks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in" fo:margin-right="0in" fo:text-indent="0.1457in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1965in" fo:margin-right="0in" fo:text-indent="0.1457in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1965in" fo:margin-right="0in" fo:margin-top="0in" fo:margin-bottom="0.0835in" fo:line-height="200%" fo:text-indent="0in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196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0.4917in" fo:margin-right="0in" fo:text-indent="0in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/>
    </text:outline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0.5in" text:min-label-width="0.25in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1.25in" text:min-label-width="0.25in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1.25in" text:min-label-width="0.25in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3z1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3z1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>
      <text:list-level-style-number text:level="1" style:num-format="1" text:start-value="6">
        <style:list-level-properties text:min-label-width="0.5in"/>
      </text:list-level-style-number>
      <text:list-level-style-number text:level="2" style:num-format="1" text:start-value="5" text:display-levels="2">
        <style:list-level-properties text:min-label-width="0.5in"/>
      </text:list-level-style-number>
      <text:list-level-style-number text:level="3" style:num-format="1" text:start-value="6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start-value="5" text:display-levels="2">
        <style:list-level-properties text:space-before="0.25in" text:min-label-width="0.5in"/>
      </text:list-level-style-number>
      <text:list-level-style-number text:level="3" style:num-format="1" text:start-value="7" text:display-levels="3">
        <style:list-level-properties text:space-before="0.25in" text:min-label-width="0.5in"/>
      </text:list-level-style-number>
      <text:list-level-style-number text:level="4" style:num-format="1" text:display-levels="4">
        <style:list-level-properties text:space-before="0.25in" text:min-label-width="0.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0.75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in"/>
      </text:list-level-style-number>
      <text:list-level-style-number text:level="9" style:num-format="1" text:display-levels="9">
        <style:list-level-properties text:space-before="0.25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>
      <text:list-level-style-number text:level="1" style:num-format="1" text:start-value="6">
        <style:list-level-properties text:min-label-width="0.5in"/>
      </text:list-level-style-number>
      <text:list-level-style-number text:level="2" style:num-format="1" text:start-value="5" text:display-levels="2">
        <style:list-level-properties text:min-label-width="0.5in"/>
      </text:list-level-style-number>
      <text:list-level-style-number text:level="3" style:num-format="1" text:start-value="7" text:display-levels="3">
        <style:list-level-properties text:min-label-width="0.5in"/>
      </text:list-level-style-number>
      <text:list-level-style-number text:level="4" style:num-format="1" text:start-value="3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0.5in" text:min-label-width="0.25in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1.25in" text:min-label-width="0.25in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32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32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32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1.25in" text:min-label-width="0.25in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8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8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41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41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0.5in" text:min-label-width="0.25in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1.25in" text:min-label-width="0.25in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42z1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42z1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2778in" fo:margin-left="0.0104in" fo:margin-right="0.0111in" table:align="margins" style:writing-mode="lr-tb"/>
    </style:style>
    <style:style style:name="Table1.A" style:family="table-column">
      <style:table-column-properties style:column-width="1.7361in" style:rel-column-width="18127*"/>
    </style:style>
    <style:style style:name="Table1.B" style:family="table-column">
      <style:table-column-properties style:column-width="2.6493in" style:rel-column-width="27655*"/>
    </style:style>
    <style:style style:name="Table1.C" style:family="table-column">
      <style:table-column-properties style:column-width="1.8924in" style:rel-column-width="19753*"/>
    </style:style>
    <style:style style:name="Table1.A1" style:family="table-cell">
      <style:table-cell-properties style:vertical-align="middle" fo:padding-left="0.075in" fo:padding-right="0.075in" fo:padding-top="0in" fo:padding-bottom="0in" fo:border-left="0.0007in solid #000000" fo:border-right="none" fo:border-top="0.0007in solid #000000" fo:border-bottom="0.0007in solid #000000"/>
    </style:style>
    <style:style style:name="Table1.B1.1.1" style:family="table-cell">
      <style:table-cell-properties style:vertical-align="top" fo:padding-left="0.075in" fo:padding-right="0.075in" fo:padding-top="0in" fo:padding-bottom="0in" fo:border-left="0.0007in solid #000000" fo:border-right="none" fo:border-top="0.0007in solid #000000" fo:border-bottom="0.0007in solid #000000"/>
    </style:style>
    <style:style style:name="Table1.B1.1.2" style:family="table-cell">
      <style:table-cell-properties style:vertical-align="middle"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1.C1" style:family="table-cell">
      <style:table-cell-properties style:vertical-align="middle" fo:padding-left="0.075in" fo:padding-right="0.075in" fo:padding-top="0in" fo:padding-bottom="0in" fo:border="0.0007in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2673in" fo:page-height="11.6925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52in" fo:margin-left="0in" fo:margin-right="0in" fo:margin-bottom="0.1555in" style:dynamic-spacing="true"/>
      </style:header-style>
      <style:footer-style>
        <style:header-footer-properties fo:min-height="0.4925in" fo:margin-left="0in" fo:margin-right="0in" fo:margin-top="0.2957in" style:dynamic-spacing="true"/>
      </style:footer-style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7-11-08T09:35:26.32">8-11-2007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4">Pan 3.0</text:p>
                  </table:table-cell>
                </table:table-row>
              </table:table>
            </table:table-cell>
            <table:table-cell table:style-name="Table1.C1" office:value-type="string">
              <text:p text:style-name="P5"><draw:frame draw:style-name="fr1" draw:name="Afbeeldingen6" text:anchor-type="as-char" svg:width="1.7181in" svg:height="0.5547in" draw:z-index="18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2</text:page-number></text:span><text:span text:style-name="Page_20_Number"> of </text:span><text:span text:style-name="Page_20_Number"><text:page-count style:num-format="1">19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1</dc:title>
    <meta:initial-creator>Matt Casters</meta:initial-creator>
    <meta:creation-date>2004-05-04T16:00:00</meta:creation-date>
    <dc:date>2007-11-08T09:35:26</dc:date>
    <meta:print-date>2004-05-24T21:55:00</meta:print-date>
    <dc:language>nl-NL</dc:language>
    <meta:editing-cycles>87</meta:editing-cycles>
    <meta:editing-duration>P1DT8H29M36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19" meta:paragraph-count="186" meta:word-count="5983" meta:character-count="35825"/>
  </office:meta>
</office:document-meta>
</file>